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  <style:style style:name="P2" style:parent-style-name="Normal" style:family="paragraph">
      <style:paragraph-properties fo:margin-left="1.5in" fo:text-indent="0.5in">
        <style:tab-stops/>
      </style:paragraph-properties>
    </style:style>
    <style:style style:name="P3" style:parent-style-name="Normal" style:family="paragraph">
      <style:paragraph-properties fo:margin-left="2in" fo:text-indent="0.5in">
        <style:tab-stops/>
      </style:paragraph-properties>
    </style:style>
    <style:style style:name="P4" style:parent-style-name="Normal" style:family="paragraph">
      <style:paragraph-properties fo:margin-left="1in" fo:text-indent="0.5in">
        <style:tab-stops/>
      </style:paragraph-properties>
      <style:text-properties style:font-name="Consolas" style:font-name-complex="Consolas" fo:color="#000000" fo:font-size="16pt" style:font-size-asian="16pt" style:font-size-complex="16pt" fo:background-color="#E8F2FE"/>
    </style:style>
    <style:style style:name="P5" style:parent-style-name="Normal" style:family="paragraph">
      <style:text-properties style:font-name="Consolas" style:font-name-complex="Consolas" fo:color="#000000" fo:font-size="16pt" style:font-size-asian="16pt" style:font-size-complex="16pt" fo:background-color="#E8F2FE"/>
    </style:style>
    <style:style style:name="P6" style:parent-style-name="Normal" style:family="paragraph">
      <style:paragraph-properties fo:margin-left="2in">
        <style:tab-stops/>
      </style:paragraph-properties>
    </style:style>
    <style:style style:name="P7" style:parent-style-name="Normal" style:family="paragraph">
      <style:paragraph-properties fo:margin-left="1.5in" fo:text-indent="0.5in">
        <style:tab-stops/>
      </style:paragraph-properties>
    </style:style>
  </office:automatic-styles>
  <office:body>
    <office:text text:use-soft-page-breaks="true">
      <text:p text:style-name="P1">Assignment 3-<text:s/>1. Develop a program for</text:p>
      <text:p text:style-name="P2"/>
      <text:p text:style-name="Normal">Q1:-DXC got a contract do develop a s/w for inventory management of a stationery store, they assigned you the task of creating model classes</text:p>
      <text:p text:style-name="Normal">a. Standard items like pads, pens, markers etc.</text:p>
      <text:p text:style-name="Normal">b. Consumable items like ink, paper, printer cartridge etc.</text:p>
      <text:p text:style-name="Normal">c. Serviceable items like printer etc.</text:p>
      <text:p text:style-name="Normal">d.for every item; itemCode, itemName, costPrice, sellingPrice</text:p>
      <text:p text:style-name="Normal">For consumable items expiryPeriod (in months)</text:p>
      <text:p text:style-name="Normal">For serviceable items serviceCost, warrantyPeriod.</text:p>
      <text:p text:style-name="Normal"/>
      <text:p text:style-name="Normal"/>
      <text:p text:style-name="P3">Item-class:(Item.java)</text:p>
      <text:p text:style-name="Normal"/>
      <text:p text:style-name="Normal">package com.dxc.oopd.model;</text:p>
      <text:p text:style-name="Normal"/>
      <text:p text:style-name="Normal">public class Item {</text:p>
      <text:p text:style-name="Normal"/>
      <text:p text:style-name="Normal"><text:tab/>private int itemCode;</text:p>
      <text:p text:style-name="Normal"><text:tab/>private String itemName;</text:p>
      <text:p text:style-name="Normal"><text:tab/>private double costPrice;</text:p>
      <text:p text:style-name="Normal"><text:tab/>private double sellingPrice;</text:p>
      <text:p text:style-name="Normal"><text:tab/></text:p>
      <text:p text:style-name="Normal"><text:tab/>public Item() {</text:p>
      <text:p text:style-name="Normal"><text:tab/><text:tab/>//left unimplemented</text:p>
      <text:p text:style-name="Normal"><text:tab/>}</text:p>
      <text:p text:style-name="Normal"/>
      <text:p text:style-name="Normal"><text:tab/>public Item(int itemCode, String itemName, double costPrice, double sellingPrice) {</text:p>
      <text:p text:style-name="Normal"><text:tab/><text:tab/>super();</text:p>
      <text:soft-page-break/>
      <text:p text:style-name="Normal"><text:tab/><text:tab/>this.itemCode = itemCode;</text:p>
      <text:p text:style-name="Normal"><text:tab/><text:tab/>this.itemName = itemName;</text:p>
      <text:p text:style-name="Normal"><text:tab/><text:tab/>this.costPrice = costPrice;</text:p>
      <text:p text:style-name="Normal"><text:tab/><text:tab/>this.sellingPrice = sellingPrice;</text:p>
      <text:p text:style-name="Normal"><text:tab/>}</text:p>
      <text:p text:style-name="Normal"/>
      <text:p text:style-name="Normal"><text:tab/>public int getItemCode() {</text:p>
      <text:p text:style-name="Normal"><text:tab/><text:tab/>return itemCode;</text:p>
      <text:p text:style-name="Normal"><text:tab/>}</text:p>
      <text:p text:style-name="Normal"/>
      <text:p text:style-name="Normal"><text:tab/>public void setItemCode(int itemCode) {</text:p>
      <text:p text:style-name="Normal"><text:tab/><text:tab/>this.itemCode = itemCode;</text:p>
      <text:p text:style-name="Normal"><text:tab/>}</text:p>
      <text:p text:style-name="Normal"/>
      <text:p text:style-name="Normal"><text:tab/>public String getItemName() {</text:p>
      <text:p text:style-name="Normal"><text:tab/><text:tab/>return itemName;</text:p>
      <text:p text:style-name="Normal"><text:tab/>}</text:p>
      <text:p text:style-name="Normal"/>
      <text:p text:style-name="Normal"><text:tab/>public void setItemName(String itemName) {</text:p>
      <text:p text:style-name="Normal"><text:tab/><text:tab/>this.itemName = itemName;</text:p>
      <text:p text:style-name="Normal"><text:tab/>}</text:p>
      <text:p text:style-name="Normal"/>
      <text:p text:style-name="Normal"><text:tab/>public double getCostPrice() {</text:p>
      <text:p text:style-name="Normal"><text:tab/><text:tab/>return costPrice;</text:p>
      <text:p text:style-name="Normal"><text:tab/>}</text:p>
      <text:p text:style-name="Normal"/>
      <text:p text:style-name="Normal"><text:tab/>public void setCostPrice(double costPrice) {</text:p>
      <text:p text:style-name="Normal"><text:tab/><text:tab/>this.costPrice = costPrice;</text:p>
      <text:p text:style-name="Normal"><text:tab/>}</text:p>
      <text:p text:style-name="Normal"/>
      <text:p text:style-name="Normal"><text:tab/>public double getSellingPrice() {</text:p>
      <text:p text:style-name="Normal"><text:tab/><text:tab/>return sellingPrice;</text:p>
      <text:p text:style-name="Normal"><text:tab/>}</text:p>
      <text:p text:style-name="Normal"/>
      <text:p text:style-name="Normal"><text:tab/>public void setSellingPrice(double sellingPrice) {</text:p>
      <text:p text:style-name="Normal"><text:tab/><text:tab/>this.sellingPrice = sellingPrice;</text:p>
      <text:p text:style-name="Normal"><text:tab/>}</text:p>
      <text:p text:style-name="Normal"><text:tab/></text:p>
      <text:p text:style-name="Normal"><text:tab/></text:p>
      <text:p text:style-name="Normal">}</text:p>
      <text:p text:style-name="Normal"/>
      <text:p text:style-name="P4">ConsumableItems class</text:p>
      <text:p text:style-name="P5"/>
      <text:p text:style-name="Normal">package com.dxc.oopd.model;</text:p>
      <text:p text:style-name="Normal"/>
      <text:p text:style-name="Normal">public class ConsumableItems extends Item {</text:p>
      <text:p text:style-name="Normal"/>
      <text:p text:style-name="Normal"><text:tab/>private double validity;</text:p>
      <text:p text:style-name="Normal"><text:tab/></text:p>
      <text:p text:style-name="Normal"><text:tab/>public ConsumableItems() {</text:p>
      <text:p text:style-name="Normal"><text:tab/><text:tab/>//left unimplemented</text:p>
      <text:p text:style-name="Normal"><text:tab/>}</text:p>
      <text:p text:style-name="Normal"/>
      <text:p text:style-name="Normal"><text:tab/>public ConsumableItems(int itemCode, String itemName, double costPrice, double sellingPrice, double validity) {</text:p>
      <text:p text:style-name="Normal"><text:tab/><text:tab/>super(itemCode, itemName, costPrice, sellingPrice);</text:p>
      <text:p text:style-name="Normal"><text:tab/><text:tab/>this.validity = validity;</text:p>
      <text:p text:style-name="Normal"><text:tab/>}</text:p>
      <text:p text:style-name="Normal"/>
      <text:p text:style-name="Normal"><text:tab/>public double getValidity() {</text:p>
      <text:p text:style-name="Normal"><text:tab/><text:tab/>return validity;</text:p>
      <text:p text:style-name="Normal"><text:tab/>}</text:p>
      <text:p text:style-name="Normal"/>
      <text:p text:style-name="Normal"><text:tab/>public void setValidity(double validity) {</text:p>
      <text:p text:style-name="Normal"><text:tab/><text:tab/>this.validity = validity;</text:p>
      <text:p text:style-name="Normal"><text:tab/>}</text:p>
      <text:p text:style-name="Normal"><text:tab/></text:p>
      <text:p text:style-name="Normal"><text:tab/></text:p>
      <text:p text:style-name="Normal">}</text:p>
      <text:p text:style-name="Normal"/>
      <text:p text:style-name="P6">ServicableItem</text:p>
      <text:p text:style-name="Normal"/>
      <text:p text:style-name="Normal">package com.dxc.oopd.model;</text:p>
      <text:p text:style-name="Normal"/>
      <text:p text:style-name="Normal">public class ServicableItem extends Item {</text:p>
      <text:p text:style-name="Normal"/>
      <text:p text:style-name="Normal"><text:tab/>private double serviceCost;</text:p>
      <text:p text:style-name="Normal"><text:tab/>private double warranty;</text:p>
      <text:p text:style-name="Normal"><text:tab/></text:p>
      <text:p text:style-name="Normal"><text:tab/>public ServicableItem() {</text:p>
      <text:p text:style-name="Normal"><text:tab/><text:tab/>//left unimplemented</text:p>
      <text:p text:style-name="Normal"><text:tab/>}</text:p>
      <text:p text:style-name="Normal"/>
      <text:p text:style-name="Normal"><text:tab/>public ServicableItem(int itemCode, String itemName, double costPrice, double sellingPrice, double serviceCost, double warranty) {</text:p>
      <text:p text:style-name="Normal"><text:tab/><text:tab/>super(itemCode, itemName, costPrice, sellingPrice);</text:p>
      <text:p text:style-name="Normal"><text:tab/><text:tab/>this.serviceCost = serviceCost;</text:p>
      <text:soft-page-break/>
      <text:p text:style-name="Normal"><text:tab/><text:tab/>this.warranty = warranty;</text:p>
      <text:p text:style-name="Normal"><text:tab/>}</text:p>
      <text:p text:style-name="Normal"/>
      <text:p text:style-name="Normal"><text:tab/>public double getServiceCost() {</text:p>
      <text:p text:style-name="Normal"><text:tab/><text:tab/>return serviceCost;</text:p>
      <text:p text:style-name="Normal"><text:tab/>}</text:p>
      <text:p text:style-name="Normal"/>
      <text:p text:style-name="Normal"><text:tab/>public void setServiceCost(double serviceCost) {</text:p>
      <text:p text:style-name="Normal"><text:tab/><text:tab/>this.serviceCost = serviceCost;</text:p>
      <text:p text:style-name="Normal"><text:tab/>}</text:p>
      <text:p text:style-name="Normal"/>
      <text:p text:style-name="Normal"><text:tab/>public double getWarranty() {</text:p>
      <text:p text:style-name="Normal"><text:tab/><text:tab/>return warranty;</text:p>
      <text:p text:style-name="Normal"><text:tab/>}</text:p>
      <text:p text:style-name="Normal"/>
      <text:p text:style-name="Normal"><text:tab/>public void setWarranty(double warranty) {</text:p>
      <text:p text:style-name="Normal"><text:tab/><text:tab/>this.warranty = warranty;</text:p>
      <text:p text:style-name="Normal"><text:tab/>}</text:p>
      <text:p text:style-name="Normal">}</text:p>
      <text:p text:style-name="Normal"/>
      <text:p text:style-name="P7">StationaryStore(ui)</text:p>
      <text:p text:style-name="Normal">package com.dxc.oopd.ui;</text:p>
      <text:p text:style-name="Normal"/>
      <text:p text:style-name="Normal">import com.dxc.oopd.model.ConsumableItems;</text:p>
      <text:p text:style-name="Normal">import com.dxc.oopd.model.Item;</text:p>
      <text:p text:style-name="Normal">import com.dxc.oopd.model.ServicableItem;</text:p>
      <text:p text:style-name="Normal"/>
      <text:p text:style-name="Normal">public class StationaryStore {</text:p>
      <text:p text:style-name="Normal"/>
      <text:soft-page-break/>
      <text:p text:style-name="Normal"><text:tab/>public static void main(String[] args) {</text:p>
      <text:p text:style-name="Normal"><text:tab/><text:tab/></text:p>
      <text:p text:style-name="Normal"><text:tab/><text:tab/>Item si = new Item(111, "pen", 5, 10);</text:p>
      <text:p text:style-name="Normal"><text:tab/><text:tab/>ConsumableItems ci = new ConsumableItems(101, "ink", 50, 60, 20);</text:p>
      <text:p text:style-name="Normal"><text:tab/><text:tab/>ServicableItem seri = new ServicableItem(108, "Printer", 2500, 3000, 1000, 2);</text:p>
      <text:p text:style-name="Normal"><text:tab/><text:tab/></text:p>
      <text:p text:style-name="Normal"><text:tab/><text:tab/>System.out.println(si.getItemCode() +"\t"+ si.getItemName() +"\t"+ si.getCostPrice() +"\t"+ si.getSellingPrice());</text:p>
      <text:p text:style-name="Normal"><text:tab/><text:tab/>System.out.println(ci.getItemCode() +"\t"+ ci.getItemName() +"\t"+ ci.getCostPrice() +"\t"+ ci.getSellingPrice()+"\t"+ ci.getValidity());</text:p>
      <text:p text:style-name="Normal"><text:tab/><text:tab/>System.out.println(seri.getItemCode() +"\t"+ seri.getItemName() +"\t"+ seri.getCostPrice() +"\t"+ seri.getSellingPrice()+"\t"+seri.getServiceCost()+"\t"+seri.getWarranty());</text:p>
      <text:p text:style-name="Normal"><text:tab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0T17:50:00Z</meta:creation-date>
    <dc:date>2020-05-20T17:56:00Z</dc:date>
    <meta:template xlink:href="Normal.dotm" xlink:type="simple"/>
    <meta:editing-cycles>1</meta:editing-cycles>
    <meta:editing-duration>PT360S</meta:editing-duration>
    <meta:document-statistic meta:page-count="6" meta:paragraph-count="7" meta:word-count="538" meta:character-count="3599" meta:row-count="25" meta:non-whitespace-character-count="3068"/>
  </office:meta>
</office:document-meta>
</file>